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10000024BA124F75A.png" manifest:media-type=""/>
  <manifest:file-entry manifest:full-path="Pictures/1000000000000473000002659BB8C25B.png" manifest:media-type=""/>
  <manifest:file-entry manifest:full-path="Pictures/100000000000035300000040D2571CCB.png" manifest:media-type=""/>
  <manifest:file-entry manifest:full-path="Pictures/10000000000004500000013BA2FD00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ohit Hindi2" svg:font-family="'Lohit Hindi'"/>
    <style:font-face style:name="OpenSymbol2" svg:font-family="OpenSymbol, 'Arial Unicode MS'"/>
    <style:font-face style:name="??2" svg:font-family="??" style:font-pitch="variable"/>
    <style:font-face style:name="DejaVu Sans2" svg:font-family="'DejaVu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??" svg:font-family="??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??1" svg:font-family="??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1.127cm"/>
    </style:style>
    <style:style style:name="gr7" style:family="graphic" style:parent-style-name="standard">
      <style:graphic-properties draw:stroke="none" svg:stroke-color="#000000" draw:fill="none" draw:fill-color="#ffffff" fo:min-height="3.429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3.68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2.286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016cm"/>
    </style:style>
    <style:style style:name="gr14" style:family="graphic" style:parent-style-name="standard">
      <style:graphic-properties draw:stroke="none" svg:stroke-color="#000000" draw:fill="none" draw:fill-color="#ffffff" fo:min-height="1.27cm"/>
    </style:style>
    <style:style style:name="gr15" style:family="graphic" style:parent-style-name="standard">
      <style:graphic-properties draw:stroke="none" svg:stroke-color="#000000" draw:fill="none" draw:fill-color="#ffffff" fo:min-height="1.52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8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1.27cm" fo:margin-right="0cm" fo:text-indent="-0.635cm"/>
    </style:style>
    <style:style style:name="P3" style:family="paragraph">
      <style:paragraph-properties fo:margin-left="1.27cm" fo:margin-right="0cm" fo:line-height="150%" fo:text-indent="-0.635cm"/>
    </style:style>
    <style:style style:name="P4" style:family="paragraph">
      <style:paragraph-properties fo:margin-left="0cm" fo:margin-right="0cm" fo:line-height="150%" fo:text-indent="0.741cm"/>
    </style:style>
    <style:style style:name="P5" style:family="paragraph">
      <style:paragraph-properties fo:margin-left="1.482cm" fo:margin-right="0cm" fo:line-height="150%" fo:text-indent="-0.741cm"/>
    </style:style>
    <style:style style:name="P6" style:family="paragraph">
      <style:text-properties style:font-size-asian="18pt"/>
    </style:style>
    <style:style style:name="P7" style:family="paragraph">
      <style:text-properties fo:font-size="1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??" style:letter-kerning="false" style:font-name-asian="??2"/>
    </style:style>
    <style:style style:name="T1" style:family="text">
      <style:text-properties style:font-name="Times New Roman" fo:font-size="10.5pt" fo:font-weight="bold" style:font-name-asian="Times New Roman" style:font-size-asian="10pt" style:font-weight-asian="bold" style:font-size-complex="10.5pt" style:font-weight-complex="bold"/>
    </style:style>
    <style:style style:name="T2" style:family="text">
      <style:text-properties fo:font-size="10.5pt" fo:font-weight="bold" style:font-name-asian="Times New Roman" style:font-size-asian="10pt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66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size-asian="18pt"/>
    </style:style>
    <style:style style:name="T8" style:family="text">
      <style:text-properties fo:font-size="18pt"/>
    </style:style>
    <style:style style:name="T9" style:family="text">
      <style:text-properties fo:color="#ff6600" fo:font-size="18pt"/>
    </style:style>
    <style:style style:name="T10" style:family="text">
      <style:text-properties style:font-name="??" style:letter-kerning="false" style:font-name-asian="??2"/>
    </style:style>
    <style:style style:name="T11" style:family="text">
      <style:text-properties style:font-name="??" style:letter-kerning="false" style:font-name-asian="??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651cm" svg:height="1.397cm" svg:x="1.889cm" svg:y="3.54cm">
          <text:p text:style-name="P1">用户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" xml:id="id1" draw:id="id1" draw:layer="layout" svg:width="3.556cm" svg:height="3.683cm" svg:x="7.731cm" svg:y="2.397cm">
          <text:p text:style-name="P1">jsp(html)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2" draw:id="id2" draw:layer="layout" svg:width="10.287cm" svg:height="2.921cm" svg:x="4.429cm" svg:y="9.001cm">
          <text:p text:style-name="P1">Web服务器</text:p>
          <text:p text:style-name="P1">(tomcat)</text:p>
          <text:p text:style-name="P1">wink/servlet+spring+mybatis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09cm" svg:y1="6.08cm" svg:x2="9.572cm" svg:y2="9.001cm" draw:start-shape="id1" draw:start-glue-point="6" draw:end-shape="id2" draw:end-glue-point="0" svg:d="m9509 6080 63 2921" svg:viewBox="0 0 64 2922">
          <text:p text:style-name="P1">Ajax</text:p>
        </draw:connector>
        <draw:connector draw:style-name="gr4" draw:text-style-name="P1" draw:layer="layout" draw:type="line" svg:x1="3.54cm" svg:y1="4.239cm" svg:x2="7.731cm" svg:y2="4.238cm" draw:start-shape="id3" draw:start-glue-point="10" draw:end-shape="id1" draw:end-glue-point="5" svg:d="m3540 4239 4191-1" svg:viewBox="0 0 4192 2">
          <text:p/>
        </draw:connector>
        <draw:custom-shape draw:style-name="gr1" draw:text-style-name="P1" xml:id="id4" draw:id="id4" draw:layer="layout" svg:width="4.064cm" svg:height="2.54cm" svg:x="7.477cm" svg:y="14.081cm">
          <text:p text:style-name="P1">MySQL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line" svg:x1="9.572cm" svg:y1="11.922cm" svg:x2="9.509cm" svg:y2="14.081cm" draw:start-shape="id2" draw:start-glue-point="2" draw:end-shape="id4" draw:end-glue-point="5" svg:d="m9572 11922-63 2159" svg:viewBox="0 0 64 2160">
          <text:p text:style-name="P1">数据库连接池（proxool）</text:p>
        </draw:connector>
        <draw:frame draw:style-name="gr5" draw:layer="layout" svg:width="8.89cm" svg:height="1.25cm" svg:x="5.826cm" svg:y="0cm">
          <draw:text-box>
            <text:p text:style-name="P1">整体架构预览</text:p>
          </draw:text-box>
        </draw:frame>
      </draw:page>
      <draw:page draw:name="page2" draw:style-name="dp1" draw:master-page-name="Default">
        <draw:frame draw:style-name="gr6" draw:layer="layout" svg:width="18.161cm" svg:height="7.701cm" svg:x="2.016cm" svg:y="4.429cm">
          <draw:text-box>
            <text:list text:style-name="L1">
              <text:list-item>
                <text:p>企业会员：</text:p>
              </text:list-item>
            </text:list>
            <text:p><text:s text:c="2"/>相当于管理员，对系统进行商品（信息）发布（添加，编辑，删除）等。</text:p>
            <text:p/>
            <text:list text:continue-numbering="true" text:style-name="L1">
              <text:list-item>
                <text:p>个人会员：</text:p>
              </text:list-item>
            </text:list>
            <text:p><text:s text:c="2"/>访客可以注册成会员。对信息浏览，购买商品并且支付等</text:p>
            <text:p/>
            <text:p>访客：</text:p>
            <text:p><text:tab/>对信息只能查看</text:p>
            <text:p/>
          </draw:text-box>
        </draw:frame>
        <draw:frame draw:style-name="gr5" draw:layer="layout" svg:width="7.112cm" svg:height="1.25cm" svg:x="7.604cm" svg:y="0.004cm">
          <draw:text-box>
            <text:list text:style-name="L1">
              <text:list-item>
                <text:p>网站角色</text:p>
              </text:list-item>
            </text:list>
          </draw:text-box>
        </draw:frame>
      </draw:page>
      <draw:page draw:name="page3" draw:style-name="dp1" draw:master-page-name="Default">
        <draw:frame draw:style-name="gr7" draw:layer="layout" svg:width="18.923cm" svg:height="9.644cm" svg:x="0.873cm" svg:y="3.032cm">
          <draw:text-box>
            <text:p>采用B/S跨平台的设计。所有需求环境要求如下。</text:p>
            <text:p>服务器环境：</text:p>
            <text:p text:style-name="P2">硬件：目前所有服务器的硬件环境都能够很好的支持本软件运行；</text:p>
            <text:p text:style-name="P2">软件：支持Java的操作系统</text:p>
            <text:p text:style-name="P2">WEB服务器：tomcat7</text:p>
            <text:p text:style-name="P2">MYSQL：兼容MYSQL5.1以上;</text:p>
            <text:p text:style-name="P3"><text:span text:style-name="T1">框架</text:span><text:span text:style-name="T2">:wink+spring+mybatis</text:span></text:p>
            <text:p text:style-name="P3"><text:span text:style-name="T1">架构：</text:span><text:span text:style-name="T2">MVC</text:span><text:span text:style-name="T1">模式</text:span></text:p>
            <text:p text:style-name="P3"><text:span text:style-name="T1">接口：</text:span><text:span text:style-name="T2">rest</text:span><text:span text:style-name="T1">风格</text:span><text:span text:style-name="T2">+json</text:span><text:span text:style-name="T1">数据格式</text:span></text:p>
            <text:p text:style-name="P4"><text:span text:style-name="T3">客户端：</text:span></text:p>
            <text:p text:style-name="P5">浏览器：Internet Explorer，firefox , chrome等。</text:p>
          </draw:text-box>
        </draw:frame>
        <draw:frame draw:style-name="gr8" draw:layer="layout" svg:width="3.937cm" svg:height="1.016cm" svg:x="8.62cm" svg:y="0.111cm">
          <draw:text-box>
            <text:p>运行环境</text:p>
          </draw:text-box>
        </draw:frame>
      </draw:page>
      <draw:page draw:name="page4" draw:style-name="dp1" draw:master-page-name="Default">
        <draw:frame draw:style-name="gr5" draw:layer="layout" svg:width="6.985cm" svg:height="1.25cm" svg:x="7.477cm" svg:y="0cm">
          <draw:text-box>
            <text:p>订单和支付业务流程</text:p>
          </draw:text-box>
        </draw:frame>
        <draw:frame draw:style-name="gr9" draw:layer="layout" svg:width="17.018cm" svg:height="4.211cm" svg:x="1.773cm" svg:y="1.821cm">
          <draw:text-box>
            <text:list text:style-name="L1">
              <text:list-item>
                <text:list>
                  <text:list-item>
                    <text:list>
                      <text:list-item>
                        <text:p><text:span text:style-name="T4">订单业务流程</text:span></text:p>
                      </text:list-item>
                      <text:list-item>
                        <text:p><text:span text:style-name="T4">支付业务流程</text:span></text:p>
                        <text:p><text:span text:style-name="T4"/></text:p>
                        <text:list>
                          <text:list-item>
                            <text:p><text:span text:style-name="T5">跟淘宝基本一致</text:span></text:p>
                            <text:p><text:span text:style-name="T6"/></text:p>
                          </text:list-item>
                        </text:list>
                        <text:p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</draw:page>
      <draw:page draw:name="page5" draw:style-name="dp1" draw:master-page-name="Default">
        <draw:frame draw:style-name="gr10" draw:layer="layout" svg:width="8.001cm" svg:height="1.139cm" svg:x="6.842cm" svg:y="0.115cm">
          <draw:text-box>
            <text:p text:style-name="P1">购物车</text:p>
          </draw:text-box>
        </draw:frame>
        <draw:frame draw:style-name="gr11" draw:layer="layout" svg:width="15.748cm" svg:height="2.536cm" svg:x="1cm" svg:y="3.032cm">
          <draw:text-box>
            <text:p>购物的目的：</text:p>
            <text:p>装商品的东西：建立顾客和商品之间的关系</text:p>
          </draw:text-box>
        </draw:frame>
        <draw:frame draw:style-name="gr12" draw:text-style-name="P1" draw:layer="layout" svg:width="18.999cm" svg:height="5.277cm" svg:x="0.873cm" svg:y="5.445cm">
          <draw:image xlink:href="Pictures/10000000000004500000013BA2FD00D0.png" xlink:type="simple" xlink:show="embed" xlink:actuate="onLoad">
            <text:p/>
          </draw:image>
        </draw:frame>
        <draw:frame draw:style-name="gr12" draw:text-style-name="P1" draw:layer="layout" svg:width="18.999cm" svg:height="1.39cm" svg:x="1.001cm" svg:y="16.882cm">
          <draw:image xlink:href="Pictures/100000000000035300000040D2571CCB.png" xlink:type="simple" xlink:show="embed" xlink:actuate="onLoad">
            <text:p/>
          </draw:image>
        </draw:frame>
        <draw:frame draw:style-name="gr13" draw:layer="layout" svg:width="8.763cm" svg:height="1.266cm" svg:x="5.318cm" svg:y="15.097cm">
          <draw:text-box>
            <text:p>步骤如下：</text:p>
          </draw:text-box>
        </draw:frame>
      </draw:page>
      <draw:page draw:name="page6" draw:style-name="dp1" draw:master-page-name="Default">
        <draw:frame draw:style-name="gr12" draw:text-style-name="P1" draw:layer="layout" svg:width="18.999cm" svg:height="10.224cm" svg:x="0.797cm" svg:y="4.302cm">
          <draw:image xlink:href="Pictures/1000000000000473000002659BB8C25B.png" xlink:type="simple" xlink:show="embed" xlink:actuate="onLoad">
            <text:p/>
          </draw:image>
        </draw:frame>
        <draw:frame draw:style-name="gr5" draw:layer="layout" svg:width="9.779cm" svg:height="1.25cm" svg:x="4.048cm" svg:y="0cm">
          <draw:text-box>
            <text:p text:style-name="P1">提交订单</text:p>
          </draw:text-box>
        </draw:frame>
      </draw:page>
      <draw:page draw:name="page7" draw:style-name="dp1" draw:master-page-name="Default">
        <draw:frame draw:style-name="gr12" draw:text-style-name="P1" draw:layer="layout" svg:width="18.999cm" svg:height="9.97cm" svg:x="1cm" svg:y="3.159cm">
          <draw:image xlink:href="Pictures/10000000000004410000024BA124F75A.png" xlink:type="simple" xlink:show="embed" xlink:actuate="onLoad">
            <text:p/>
          </draw:image>
        </draw:frame>
        <draw:frame draw:style-name="gr5" draw:layer="layout" svg:width="8.001cm" svg:height="1.25cm" svg:x="6.207cm" svg:y="0cm">
          <draw:text-box>
            <text:p text:style-name="P1">支付</text:p>
          </draw:text-box>
        </draw:frame>
        <draw:frame draw:style-name="gr14" draw:layer="layout" svg:width="6.604cm" svg:height="1.52cm" svg:x="1.254cm" svg:y="13.954cm">
          <draw:text-box>
            <text:p>默认只有支付宝</text:p>
          </draw:text-box>
        </draw:frame>
        <draw:custom-shape draw:style-name="gr1" draw:text-style-name="P1" xml:id="id7" draw:id="id7" draw:layer="layout" svg:width="4.953cm" svg:height="1.411cm" svg:x="1.762cm" svg:y="25.511cm">
          <text:p>顾客收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4.953cm" svg:height="1.411cm" svg:x="11.287cm" svg:y="16.748cm">
          <text:p>订单完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.953cm" svg:height="1.411cm" svg:x="1.762cm" svg:y="21.701cm">
          <text:p>卖家发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.953cm" svg:height="1.411cm" svg:x="1.762cm" svg:y="16.748cm">
          <text:p>支付完成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4.953cm" svg:height="1.411cm" svg:x="11.287cm" svg:y="21.447cm">
          <text:p>顾客收货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238cm" svg:y1="18.159cm" svg:x2="4.238cm" svg:y2="21.701cm" draw:start-shape="id5" draw:end-shape="id6" svg:d="m4238 18159v3542" svg:viewBox="0 0 1 3543">
          <text:p/>
        </draw:connector>
        <draw:connector draw:style-name="gr4" draw:text-style-name="P1" draw:layer="layout" svg:x1="6.715cm" svg:y1="26.216cm" svg:x2="13.763cm" svg:y2="16.748cm" draw:start-shape="id7" draw:start-glue-point="1" draw:end-shape="id8" draw:end-glue-point="0" svg:d="m6715 26216h2286v-9970h4762v502" svg:viewBox="0 0 7049 9971">
          <text:p/>
        </draw:connector>
        <draw:connector draw:style-name="gr4" draw:text-style-name="P1" draw:layer="layout" svg:x1="13.763cm" svg:y1="18.159cm" svg:x2="13.763cm" svg:y2="21.447cm" draw:start-shape="id8" draw:end-shape="id9" svg:d="m13763 18159v3288" svg:viewBox="0 0 1 3289">
          <text:p/>
        </draw:connector>
        <draw:connector draw:style-name="gr4" draw:text-style-name="P1" draw:layer="layout" svg:x1="4.238cm" svg:y1="23.112cm" svg:x2="4.238cm" svg:y2="25.511cm" draw:start-shape="id6" draw:start-glue-point="2" draw:end-shape="id7" svg:d="m4238 23112v2399" svg:viewBox="0 0 1 2400">
          <text:p/>
        </draw:connector>
        <draw:custom-shape draw:style-name="gr1" draw:text-style-name="P1" xml:id="id10" draw:id="id10" draw:layer="layout" svg:width="4.953cm" svg:height="1.411cm" svg:x="11.287cm" svg:y="25.892cm">
          <text:p>评价商品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3.763cm" svg:y1="22.858cm" svg:x2="13.763cm" svg:y2="25.892cm" draw:start-shape="id9" draw:start-glue-point="2" draw:end-shape="id10" svg:d="m13763 22858v3034" svg:viewBox="0 0 1 3035">
          <text:p/>
        </draw:connector>
      </draw:page>
      <draw:page draw:name="page8" draw:style-name="dp1" draw:master-page-name="Default">
        <draw:frame draw:style-name="gr5" draw:text-style-name="P6" draw:layer="layout" svg:width="4.953cm" svg:height="1.25cm" svg:x="6.969cm" svg:y="0cm">
          <draw:text-box>
            <text:p><text:span text:style-name="T7">接口</text:span></text:p>
          </draw:text-box>
        </draw:frame>
        <draw:frame draw:style-name="gr15" draw:text-style-name="P7" draw:layer="layout" svg:width="19.431cm" svg:height="9.191cm" svg:x="1cm" svg:y="3.54cm">
          <draw:text-box>
            <text:p><text:span text:style-name="T8">Rest</text:span><text:span text:style-name="T8">风格</text:span><text:span text:style-name="T8">+json</text:span><text:span text:style-name="T8">数据格式</text:span></text:p>
            <text:p><text:span text:style-name="T8">这种风格支持任何终端类型</text:span></text:p>
            <text:p><text:span text:style-name="T8"/></text:p>
            <text:p><text:span text:style-name="T8"/></text:p>
            <text:p><text:span text:style-name="T8"/></text:p>
            <text:p><text:span text:style-name="T8">–</text:span><text:span text:style-name="T8">------------------------------------------</text:span></text:p>
            <text:p><text:span text:style-name="T8">URL:</text:span></text:p>
            <text:p><text:span text:style-name="T8">http://localhost/user/123</text:span></text:p>
            <text:p><text:span text:style-name="T8">Return:</text:span></text:p>
            <text:p><text:span text:style-name="T9">{“name”:”abc”,</text:span></text:p>
            <text:p><text:span text:style-name="T9">“</text:span><text:span text:style-name="T9">age”:20, ...}</text:span></text:p>
            <text:p><text:span text:style-name="T8">–</text:span><text:span text:style-name="T8">------------------------------------------</text:span></text:p>
          </draw:text-box>
        </draw:frame>
      </draw:page>
      <draw:page draw:name="page9" draw:style-name="dp1" draw:master-page-name="Default">
        <draw:frame draw:style-name="gr16" draw:text-style-name="P9" draw:layer="layout" svg:width="18.965cm" svg:height="14.478cm" svg:x="1.035cm" svg:y="2.143cm">
          <draw:text-box>
            <text:p text:style-name="P8"><text:span text:style-name="T10"><text:s/></text:span><text:span text:style-name="T10">1</text:span><text:span text:style-name="T11">、配件分类</text:span><text:span text:style-name="T10"><text:line-break/></text:span><text:span text:style-name="T10">  </text:span><text:span text:style-name="T11">汽车分类参照“北迈网”分类，追加“汽车年份”；</text:span></text:p>
            <text:p text:style-name="P8"><text:span text:style-name="T10">  </text:span><text:span text:style-name="T11">配件分类是否要二级明细需要客户方确认；</text:span></text:p>
            <text:p text:style-name="P8"><text:span text:style-name="T10">  </text:span><text:span text:style-name="T11">配件其他信息以及信息格式由客户方提供例如：长宽、重量、材料等。</text:span></text:p>
            <text:p text:style-name="P8"><text:span text:style-name="T10">2</text:span><text:span text:style-name="T11">、第三方支付</text:span></text:p>
            <text:p text:style-name="P8"><text:span text:style-name="T10">  </text:span><text:span text:style-name="T11">暂定使用支付宝；</text:span></text:p>
            <text:p text:style-name="P8"><text:span text:style-name="T10">  </text:span><text:span text:style-name="T11">其他方式需客户方确认。</text:span></text:p>
            <text:p text:style-name="P8"><text:span text:style-name="T10">3</text:span><text:span text:style-name="T11">、汽车维修</text:span></text:p>
            <text:p text:style-name="P8"><text:span text:style-name="T10">  </text:span><text:span text:style-name="T11">故障分类标准和规则由客户提供，维修方式也有对应的索引；</text:span></text:p>
            <text:p text:style-name="P8"><text:span text:style-name="T10">  </text:span><text:span text:style-name="T11">视频和图片分类和使用方式，由客户整理提供。</text:span></text:p>
            <text:p text:style-name="P8"><text:span text:style-name="T10">4</text:span><text:span text:style-name="T11">、汽车常识</text:span></text:p>
            <text:p text:style-name="P8"><text:span text:style-name="T10">  </text:span><text:span text:style-name="T11">该功能模块与其他业务没有关联，属于提示类信息。</text:span></text:p>
            <text:p text:style-name="P8"><text:span text:style-name="T10">5</text:span><text:span text:style-name="T11">、平台用户范围</text:span></text:p>
            <text:p text:style-name="P8"><text:span text:style-name="T10">  </text:span><text:span text:style-name="T11">平台服务的使用者暂定个人使用，没有企业；</text:span></text:p>
            <text:p text:style-name="P8"><text:span text:style-name="T10"> </text:span><text:span text:style-name="T11">服务提供方和产品供应方，只有一家（平台管理者）所有信息由平台管理者提供。</text:span></text:p>
          </draw:text-box>
        </draw:frame>
      </draw:page>
      <draw:page draw:name="page10" draw:style-name="dp1" draw:master-page-name="Default">
        <draw:frame draw:style-name="gr5" draw:layer="layout" svg:width="7.366cm" svg:height="1.25cm" svg:x="7.477cm" svg:y="0cm">
          <draw:text-box>
            <text:p>数据表结果设计</text:p>
          </draw:text-box>
        </draw:frame>
      </draw:page>
      <draw:page draw:name="page11" draw:style-name="dp1" draw:master-page-name="Default">
        <draw:frame draw:style-name="gr5" draw:layer="layout" svg:width="7.239cm" svg:height="1.25cm" svg:x="7.096cm" svg:y="0cm">
          <draw:text-box>
            <text:p>UML关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Lohit Hindi2" svg:font-family="'Lohit Hindi'"/>
    <style:font-face style:name="OpenSymbol2" svg:font-family="OpenSymbol, 'Arial Unicode MS'"/>
    <style:font-face style:name="??2" svg:font-family="??" style:font-pitch="variable"/>
    <style:font-face style:name="DejaVu Sans2" svg:font-family="'DejaVu Sans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??" svg:font-family="??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??1" svg:font-family="??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1.058cm" fo:margin-bottom="1.027cm" fo:line-height="200%" fo:text-align="justify" style:text-autospace="none" style:writing-mode="lr-tb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graphic">
      <style:paragraph-properties fo:margin-top="0.81cm" fo:margin-bottom="0.81cm" fo:line-height="173%" fo:text-align="justify" style:text-autospace="none" style:writing-mode="lr-tb"/>
      <style:text-properties style:font-name="Cambria" fo:font-family="Cambria" style:font-family-generic="roman" style:font-pitch="variable" fo:font-size="16pt" fo:font-weight="bold" style:font-name-asian="DejaVu Sans" style:font-family-asian="'DejaVu Sans'" style:font-family-generic-asian="roman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81cm" fo:margin-bottom="0.81cm" fo:line-height="173%" fo:text-align="justify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graphic">
      <style:paragraph-properties fo:margin-top="0.871cm" fo:margin-bottom="0.903cm" fo:line-height="156%" fo:text-align="justify" style:text-autospace="none" style:writing-mode="lr-tb"/>
      <style:text-properties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871cm" fo:margin-bottom="0.903cm" fo:line-height="156%" fo:text-align="justify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graphic">
      <style:paragraph-properties fo:margin-top="0.746cm" fo:margin-bottom="0.199cm" fo:line-height="133%" fo:text-align="justify" style:text-autospace="none" style:writing-mode="lr-tb"/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Heading_20_7" style:display-name="Heading 7" style:family="graphic">
      <style:paragraph-properties fo:margin-top="0.746cm" fo:margin-bottom="0.199cm" fo:line-height="133%" fo:text-align="justify" style:text-autospace="none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graphic">
      <style:paragraph-properties fo:margin-top="0.746cm" fo:margin-bottom="0.199cm" fo:line-height="133%" fo:text-align="justify" style:text-autospace="none" style:writing-mode="lr-tb"/>
      <style:text-properties style:font-name="Cambria" fo:font-family="Cambria" style:font-family-generic="roman" style:font-pitch="variable" fo:font-size="12pt" style:font-name-asian="DejaVu Sans" style:font-family-asian="'DejaVu Sans'" style:font-family-generic-asian="roman" style:font-pitch-asian="variable" style:font-size-asian="12pt"/>
    </style:style>
    <style:style style:name="Heading_20_9" style:display-name="Heading 9" style:family="graphic">
      <style:paragraph-properties fo:margin-top="0.746cm" fo:margin-bottom="0.199cm" fo:line-height="133%" fo:text-align="justify" style:text-autospace="none" style:writing-mode="lr-tb"/>
      <style:text-properties style:font-name="Cambria" fo:font-family="Cambria" style:font-family-generic="roman" style:font-pitch="variable" style:font-name-asian="DejaVu Sans" style:font-family-asian="'DejaVu Sans'" style:font-family-generic-asian="roman" style:font-pitch-asian="variable" style:font-size-asian="10.5pt"/>
    </style:style>
    <style:style style:name="HTML_20_Preformatted_20_Char" style:display-name="HTML Preformatted Char" style:family="graphic">
      <style:paragraph-properties style:text-autospace="none"/>
      <style:text-properties style:font-name="??" fo:font-family="??" style:font-family-generic="roman" style:font-pitch="variable" fo:font-size="12pt" style:letter-kerning="false" style:font-name-asian="??2" style:font-family-asian="??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size="8pt" style:font-size-asian="8pt" style:font-size-complex="8pt"/>
    </style:style>
    <style:style style:name="Heading_20_9_20_Char" style:display-name="Heading 9 Char" style:family="graphic">
      <style:paragraph-properties style:text-autospace="none"/>
      <style:text-properties style:font-name="Cambria" fo:font-family="Cambria" style:font-family-generic="roman" style:font-pitch="variable" style:font-name-asian="DejaVu Sans" style:font-family-asian="'DejaVu Sans'" style:font-family-generic-asian="roman" style:font-pitch-asian="variable" style:font-size-asian="10.5pt"/>
    </style:style>
    <style:style style:name="Heading_20_8_20_Char" style:display-name="Heading 8 Char" style:family="graphic">
      <style:paragraph-properties style:text-autospace="none"/>
      <style:text-properties style:font-name="Cambria" fo:font-family="Cambria" style:font-family-generic="roman" style:font-pitch="variable" fo:font-size="12pt" style:font-name-asian="DejaVu Sans" style:font-family-asian="'DejaVu Sans'" style:font-family-generic-asian="roman" style:font-pitch-asian="variable" style:font-size-asian="12pt"/>
    </style:style>
    <style:style style:name="Heading_20_7_20_Char" style:display-name="Heading 7 Ch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6_20_Char" style:display-name="Heading 6 Char" style:family="graphic">
      <style:paragraph-properties style:text-autospace="none"/>
      <style:text-properties style:font-name="Cambria" fo:font-family="Cambria" style:font-family-generic="roman" style:font-pitch="variable" fo:font-size="12pt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Heading_20_5_20_Char" style:display-name="Heading 5 Char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_20_Char" style:display-name="Heading 4 Char" style:family="graphic">
      <style:paragraph-properties style:text-autospace="none"/>
      <style:text-properties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2_20_Char" style:display-name="Heading 2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font-name-asian="DejaVu Sans" style:font-family-asian="'DejaVu Sans'" style:font-family-generic-asian="roman" style:font-pitch-asian="variable" style:font-size-asian="16pt" style:font-weight-asian="bold" style:font-weight-complex="bold"/>
    </style:style>
    <style:style style:name="Heading_20_1_20_Char" style:display-name="Heading 1 Char" style:family="graphic">
      <style:paragraph-properties style:text-autospace="none"/>
      <style:text-properties fo:font-size="22pt" fo:font-weight="bold" style:letter-kerning="true" style:font-size-asian="22pt" style:font-weight-asian="bold" style:font-size-complex="22pt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??" fo:font-family="??" style:font-family-generic="roman" style:font-pitch="variable" fo:font-size="12pt" style:letter-kerning="false" style:font-name-asian="??2" style:font-family-asian="??" style:font-pitch-asian="variable" style:font-size-asian="12pt"/>
    </style:style>
    <style:style style:name="Balloon_20_Text" style:display-name="Balloon Text" style:family="graphic">
      <style:paragraph-properties fo:text-align="justify" style:text-autospace="none" style:writing-mode="lr-tb"/>
      <style:text-properties fo:font-size="8pt" style:font-size-asian="8pt" style:font-size-complex="8pt"/>
    </style:style>
    <style:style style:name="List_20_Paragraph" style:display-name="List Paragraph" style:family="graphic">
      <style:paragraph-properties fo:margin-left="0cm" fo:margin-right="0cm" fo:text-align="justify" fo:text-indent="1.307cm" style:text-autospace="none" style:writing-mode="lr-tb"/>
    </style:style>
    <style:style style:name="Index" style:family="graphic">
      <style:paragraph-properties fo:text-align="justify" style:text-autospace="none" style:writing-mode="lr-tb"/>
      <style:text-properties style:font-name-asian="Lohit Hindi1" style:font-family-asian="'Lohit Hindi'" style:font-pitch-asian="variable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fo:font-style="italic" style:font-name-asian="Lohit Hindi1" style:font-family-asian="'Lohit Hindi'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374cm" fo:text-align="justify" style:text-autospace="none" style:writing-mode="lr-tb"/>
      <style:text-properties style:font-name-asian="Lohit Hindi1" style:font-family-asian="'Lohit Hindi'" style:font-pitch-asian="variable"/>
    </style:style>
    <style:style style:name="Text_20_Body" style:display-name="Text Body" style:family="graphic">
      <style:paragraph-properties fo:margin-top="0cm" fo:margin-bottom="0.374cm" fo:text-align="justify" style:text-autospace="none" style:writing-mode="lr-tb"/>
    </style:style>
    <style:style style:name="Table_20_Heading" style:display-name="Table Heading" style:family="graphic">
      <style:paragraph-properties fo:text-align="justify" style:text-autospace="none" style:writing-mode="lr-tb"/>
    </style:style>
    <style:style style:name="Table_20_Contents" style:display-name="Table Contents" style:family="graphic">
      <style:paragraph-properties fo:text-align="justify" style:text-autospace="none" style:writing-mode="lr-tb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默认段落字体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10" style:display-name="Contents 10" style:family="graphic">
      <style:paragraph-properties fo:margin-left="7.925cm" fo:margin-right="0cm" fo:text-align="justify" fo:text-indent="0cm" style:text-autospace="none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Lohit Hindi2" style:font-family-asian="'Lohit Hindi'" style:font-size-asian="10pt" style:language-asian="ar" style:country-asian="SA"/>
    </style:style>
    <style:style style:name="正文缩进" style:family="graphic">
      <style:paragraph-properties fo:margin-left="0cm" fo:margin-right="0cm" fo:text-align="justify" fo:text-indent="1.307cm" style:text-autospace="none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22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8" style:display-name="Contents 8" style:family="graphic">
      <style:paragraph-properties fo:margin-left="4.57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7" style:display-name="Contents 7" style:family="graphic">
      <style:paragraph-properties fo:margin-left="3.921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6" style:display-name="Contents 6" style:family="graphic">
      <style:paragraph-properties fo:margin-left="3.26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5" style:display-name="Contents 5" style:family="graphic">
      <style:paragraph-properties fo:margin-left="2.614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4" style:display-name="Contents 4" style:family="graphic">
      <style:paragraph-properties fo:margin-left="1.96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Contents_20_3" style:display-name="Contents 3" style:family="graphic">
      <style:paragraph-properties fo:margin-left="1.30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style="italic" style:letter-kerning="true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Contents_20_2" style:display-name="Contents 2" style:family="graphic">
      <style:paragraph-properties fo:margin-left="0.65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Contents_20_1" style:display-name="Contents 1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true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HD正文1" style:family="graphic">
      <style:paragraph-properties fo:margin-left="0cm" fo:margin-right="0cm" style:line-height-at-least="1.369cm" fo:text-align="justify" fo:text-indent="1.681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Header" style:family="graphic">
      <style:paragraph-properties fo:text-align="center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9pt" fo:language="en" fo:country="US" style:letter-kerning="true" style:font-name-asian="Times New Roman" style:font-family-asian="'Times New Roman'" style:font-family-generic-asian="roman" style:font-pitch-asian="variable" style:font-size-asian="9pt" style:language-asian="ar" style:country-asian="SA"/>
    </style:style>
    <style:style style:name="Footer_20_Char" style:display-name="Footer Char" style:family="graphic">
      <style:paragraph-properties style:text-autospace="none"/>
      <style:text-properties fo:font-size="9pt" style:letter-kerning="true" style:font-size-asian="9pt" style:font-size-complex="9pt"/>
    </style:style>
    <style:style style:name="Header_20_Char" style:display-name="Header Char" style:family="graphic">
      <style:paragraph-properties style:text-autospace="none"/>
      <style:text-properties fo:font-size="9pt" style:letter-kerning="true" style:font-size-asian="9pt" style:font-size-complex="9pt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Normal_20_Indent" style:display-name="Normal Indent" style:family="graphic">
      <style:paragraph-properties fo:margin-left="0cm" fo:margin-right="0cm" fo:text-align="justify" fo:text-indent="1.307cm" style:text-autospace="none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ocument_20_Map" style:display-name="Document Map" style:family="graphic">
      <style:paragraph-properties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5T23:42:22.105623072</meta:creation-date>
    <dc:date>2014-04-18T09:01:49.650111010</dc:date>
    <meta:editing-duration>PT2H26M7S</meta:editing-duration>
    <meta:editing-cycles>88</meta:editing-cycles>
    <meta:generator>LibreOffice/4.1.3.2$Linux_X86_64 LibreOffice_project/410m0$Build-2</meta:generator>
    <meta:document-statistic meta:object-count="40"/>
  </office:meta>
</office:document-meta>
</file>